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8" table:default-cell-style-name="Default"/>
        <table:table-column table:style-name="co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891">
            <text:p>5891</text:p>
          </table:table-cell>
          <table:table-cell office:value-type="float" office:value="11750">
            <text:p>11750</text:p>
          </table:table-cell>
          <table:table-cell office:value-type="float" office:value="15641">
            <text:p>15641</text:p>
          </table:table-cell>
          <table:table-cell office:value-type="float" office:value="21500">
            <text:p>21500</text:p>
          </table:table-cell>
          <table:table-cell office:value-type="float" office:value="25328">
            <text:p>25328</text:p>
          </table:table-cell>
          <table:table-cell office:value-type="float" office:value="31078">
            <text:p>31078</text:p>
          </table:table-cell>
          <table:table-cell office:value-type="float" office:value="36812">
            <text:p>36812</text:p>
          </table:table-cell>
          <table:table-cell office:value-type="float" office:value="40656">
            <text:p>40656</text:p>
          </table:table-cell>
          <table:table-cell office:value-type="float" office:value="46422">
            <text:p>46422</text:p>
          </table:table-cell>
          <table:table-cell office:value-type="float" office:value="50312">
            <text:p>50312</text:p>
          </table:table-cell>
          <table:table-cell office:value-type="float" office:value="56062">
            <text:p>56062</text:p>
          </table:table-cell>
          <table:table-cell office:value-type="float" office:value="61797">
            <text:p>61797</text:p>
          </table:table-cell>
          <table:table-cell office:value-type="float" office:value="65609">
            <text:p>65609</text:p>
          </table:table-cell>
          <table:table-cell office:value-type="float" office:value="71297">
            <text:p>71297</text:p>
          </table:table-cell>
          <table:table-cell office:value-type="float" office:value="75094">
            <text:p>75094</text:p>
          </table:table-cell>
          <table:table-cell office:value-type="float" office:value="80828">
            <text:p>80828</text:p>
          </table:table-cell>
          <table:table-cell office:value-type="float" office:value="86578">
            <text:p>86578</text:p>
          </table:table-cell>
          <table:table-cell office:value-type="float" office:value="90406">
            <text:p>90406</text:p>
          </table:table-cell>
          <table:table-cell office:value-type="float" office:value="96109">
            <text:p>96109</text:p>
          </table:table-cell>
          <table:table-cell office:value-type="float" office:value="101844">
            <text:p>101844</text:p>
          </table:table-cell>
          <table:table-cell office:value-type="float" office:value="105672">
            <text:p>105672</text:p>
          </table:table-cell>
          <table:table-cell office:value-type="float" office:value="111391">
            <text:p>111391</text:p>
          </table:table-cell>
          <table:table-cell office:value-type="float" office:value="115219">
            <text:p>115219</text:p>
          </table:table-cell>
          <table:table-cell office:value-type="float" office:value="120969">
            <text:p>120969</text:p>
          </table:table-cell>
          <table:table-cell office:value-type="float" office:value="126687">
            <text:p>126687</text:p>
          </table:table-cell>
          <table:table-cell office:value-type="float" office:value="130578">
            <text:p>130578</text:p>
          </table:table-cell>
          <table:table-cell office:value-type="float" office:value="136328">
            <text:p>136328</text:p>
          </table:table-cell>
          <table:table-cell office:value-type="float" office:value="140141">
            <text:p>140141</text:p>
          </table:table-cell>
          <table:table-cell office:value-type="float" office:value="145859">
            <text:p>145859</text:p>
          </table:table-cell>
          <table:table-cell office:value-type="float" office:value="151609">
            <text:p>151609</text:p>
          </table:table-cell>
          <table:table-cell office:value-type="float" office:value="155422">
            <text:p>155422</text:p>
          </table:table-cell>
          <table:table-cell office:value-type="float" office:value="161203">
            <text:p>161203</text:p>
          </table:table-cell>
          <table:table-cell office:value-type="float" office:value="165062">
            <text:p>165062</text:p>
          </table:table-cell>
          <table:table-cell office:value-type="float" office:value="170750">
            <text:p>170750</text:p>
          </table:table-cell>
          <table:table-cell office:value-type="float" office:value="176469">
            <text:p>176469</text:p>
          </table:table-cell>
          <table:table-cell office:value-type="float" office:value="180297">
            <text:p>180297</text:p>
          </table:table-cell>
          <table:table-cell office:value-type="float" office:value="186016">
            <text:p>186016</text:p>
          </table:table-cell>
          <table:table-cell office:value-type="float" office:value="191734">
            <text:p>191734</text:p>
          </table:table-cell>
          <table:table-cell office:value-type="float" office:value="195547">
            <text:p>195547</text:p>
          </table:table-cell>
          <table:table-cell office:value-type="float" office:value="201328">
            <text:p>201328</text:p>
          </table:table-cell>
          <table:table-cell office:value-type="float" office:value="205141">
            <text:p>205141</text:p>
          </table:table-cell>
          <table:table-cell office:value-type="float" office:value="210906">
            <text:p>210906</text:p>
          </table:table-cell>
          <table:table-cell office:value-type="float" office:value="216672">
            <text:p>216672</text:p>
          </table:table-cell>
          <table:table-cell office:value-type="float" office:value="220500">
            <text:p>220500</text:p>
          </table:table-cell>
          <table:table-cell office:value-type="float" office:value="226234">
            <text:p>226234</text:p>
          </table:table-cell>
          <table:table-cell office:value-type="float" office:value="230078">
            <text:p>230078</text:p>
          </table:table-cell>
          <table:table-cell office:value-type="float" office:value="235844">
            <text:p>235844</text:p>
          </table:table-cell>
          <table:table-cell office:value-type="float" office:value="241516">
            <text:p>241516</text:p>
          </table:table-cell>
          <table:table-cell office:value-type="float" office:value="245281">
            <text:p>245281</text:p>
          </table:table-cell>
          <table:table-cell office:value-type="float" office:value="251062">
            <text:p>251062</text:p>
          </table:table-cell>
          <table:table-cell office:value-type="float" office:value="256812">
            <text:p>256812</text:p>
          </table:table-cell>
          <table:table-cell office:value-type="float" office:value="260672">
            <text:p>260672</text:p>
          </table:table-cell>
          <table:table-cell office:value-type="float" office:value="266344">
            <text:p>266344</text:p>
          </table:table-cell>
          <table:table-cell office:value-type="float" office:value="270156">
            <text:p>270156</text:p>
          </table:table-cell>
          <table:table-cell office:value-type="float" office:value="275844">
            <text:p>275844</text:p>
          </table:table-cell>
          <table:table-cell office:value-type="float" office:value="281547">
            <text:p>281547</text:p>
          </table:table-cell>
          <table:table-cell office:value-type="float" office:value="285344">
            <text:p>285344</text:p>
          </table:table-cell>
          <table:table-cell office:value-type="float" office:value="291031">
            <text:p>291031</text:p>
          </table:table-cell>
          <table:table-cell office:value-type="float" office:value="296750">
            <text:p>29675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7814.902113347">
            <text:p>187814,9</text:p>
          </table:table-cell>
          <table:table-cell table:number-columns-repeated="57" office:value-type="float" office:value="186081.883208259">
            <text:p>186081,88</text:p>
          </table:table-cell>
          <table:table-cell office:value-type="float" office:value="182246.514789908">
            <text:p>182246,5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6046.250165661">
            <text:p>186046,25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304111.936553647">
            <text:p>304111,94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G27" table:end-x="2.868cm" table:end-y="0.32cm" draw:z-index="0" svg:width="19.716cm" svg:height="8.462cm" svg:x="1.796cm" svg:y="0.438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1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12:51</meta:creation-date>
    <dc:creator>Hugo Meyer</dc:creator>
    <dc:date>2007-12-26T18:14:46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6999998092651pt" style:font-family-asian="'Arial Unicode MS'" style:font-pitch-asian="variable" style:font-size-asian="15.6999998092651pt" style:font-family-complex="Tahoma" style:font-pitch-complex="variable" style:font-size-complex="15.699999809265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19999980926514pt" style:font-family-asian="'Arial Unicode MS'" style:font-pitch-asian="variable" style:font-size-asian="7.19999980926514pt" style:font-family-complex="Tahoma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0.8999996185303pt" style:font-family-asian="'Arial Unicode MS'" style:font-pitch-asian="variable" style:font-size-asian="10.8999996185303pt" style:font-family-complex="Tahoma" style:font-pitch-complex="variable" style:font-size-complex="10.8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19999980926514pt" style:font-family-asian="'Arial Unicode MS'" style:font-pitch-asian="variable" style:font-size-asian="7.19999980926514pt" style:font-family-complex="Tahoma" style:font-pitch-complex="variable" style:font-size-complex="7.19999980926514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9.717cm" svg:height="8.463cm" chart:class="chart:scatter" chart:style-name="ch1">
        <chart:title svg:x="7.787cm" svg:y="0.168cm" chart:style-name="ch2">
          <text:p>Tiempo vs Costo</text:p>
        </chart:title>
        <chart:legend chart:legend-position="end" svg:x="18.164cm" svg:y="3.999cm" chart:style-name="ch3"/>
        <chart:plot-area chart:style-name="ch4" table:cell-range-address="Sheet1.$A$1:.$BH$2" chart:data-source-has-labels="column" chart:table-number-list="0" svg:x="0.394cm" svg:y="1.123cm" svg:width="16.983cm" svg:height="7.172cm">
          <chart:axis chart:dimension="x" chart:name="primary-x" chart:style-name="ch5">
            <chart:title svg:x="8.992cm" svg:y="7.868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94cm" svg:y="4.602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891">
                <text:p>5891</text:p>
              </table:table-cell>
              <table:table-cell office:value-type="float" office:value="11750">
                <text:p>11750</text:p>
              </table:table-cell>
              <table:table-cell office:value-type="float" office:value="15641">
                <text:p>15641</text:p>
              </table:table-cell>
              <table:table-cell office:value-type="float" office:value="21500">
                <text:p>21500</text:p>
              </table:table-cell>
              <table:table-cell office:value-type="float" office:value="25328">
                <text:p>25328</text:p>
              </table:table-cell>
              <table:table-cell office:value-type="float" office:value="31078">
                <text:p>31078</text:p>
              </table:table-cell>
              <table:table-cell office:value-type="float" office:value="36812">
                <text:p>36812</text:p>
              </table:table-cell>
              <table:table-cell office:value-type="float" office:value="40656">
                <text:p>40656</text:p>
              </table:table-cell>
              <table:table-cell office:value-type="float" office:value="46422">
                <text:p>46422</text:p>
              </table:table-cell>
              <table:table-cell office:value-type="float" office:value="50312">
                <text:p>50312</text:p>
              </table:table-cell>
              <table:table-cell office:value-type="float" office:value="56062">
                <text:p>56062</text:p>
              </table:table-cell>
              <table:table-cell office:value-type="float" office:value="61797">
                <text:p>61797</text:p>
              </table:table-cell>
              <table:table-cell office:value-type="float" office:value="65609">
                <text:p>65609</text:p>
              </table:table-cell>
              <table:table-cell office:value-type="float" office:value="71297">
                <text:p>71297</text:p>
              </table:table-cell>
              <table:table-cell office:value-type="float" office:value="75094">
                <text:p>75094</text:p>
              </table:table-cell>
              <table:table-cell office:value-type="float" office:value="80828">
                <text:p>80828</text:p>
              </table:table-cell>
              <table:table-cell office:value-type="float" office:value="86578">
                <text:p>86578</text:p>
              </table:table-cell>
              <table:table-cell office:value-type="float" office:value="90406">
                <text:p>90406</text:p>
              </table:table-cell>
              <table:table-cell office:value-type="float" office:value="96109">
                <text:p>96109</text:p>
              </table:table-cell>
              <table:table-cell office:value-type="float" office:value="101844">
                <text:p>101844</text:p>
              </table:table-cell>
              <table:table-cell office:value-type="float" office:value="105672">
                <text:p>105672</text:p>
              </table:table-cell>
              <table:table-cell office:value-type="float" office:value="111391">
                <text:p>111391</text:p>
              </table:table-cell>
              <table:table-cell office:value-type="float" office:value="115219">
                <text:p>115219</text:p>
              </table:table-cell>
              <table:table-cell office:value-type="float" office:value="120969">
                <text:p>120969</text:p>
              </table:table-cell>
              <table:table-cell office:value-type="float" office:value="126687">
                <text:p>126687</text:p>
              </table:table-cell>
              <table:table-cell office:value-type="float" office:value="130578">
                <text:p>130578</text:p>
              </table:table-cell>
              <table:table-cell office:value-type="float" office:value="136328">
                <text:p>136328</text:p>
              </table:table-cell>
              <table:table-cell office:value-type="float" office:value="140141">
                <text:p>140141</text:p>
              </table:table-cell>
              <table:table-cell office:value-type="float" office:value="145859">
                <text:p>145859</text:p>
              </table:table-cell>
              <table:table-cell office:value-type="float" office:value="151609">
                <text:p>151609</text:p>
              </table:table-cell>
              <table:table-cell office:value-type="float" office:value="155422">
                <text:p>155422</text:p>
              </table:table-cell>
              <table:table-cell office:value-type="float" office:value="161203">
                <text:p>161203</text:p>
              </table:table-cell>
              <table:table-cell office:value-type="float" office:value="165062">
                <text:p>165062</text:p>
              </table:table-cell>
              <table:table-cell office:value-type="float" office:value="170750">
                <text:p>170750</text:p>
              </table:table-cell>
              <table:table-cell office:value-type="float" office:value="176469">
                <text:p>176469</text:p>
              </table:table-cell>
              <table:table-cell office:value-type="float" office:value="180297">
                <text:p>180297</text:p>
              </table:table-cell>
              <table:table-cell office:value-type="float" office:value="186016">
                <text:p>186016</text:p>
              </table:table-cell>
              <table:table-cell office:value-type="float" office:value="191734">
                <text:p>191734</text:p>
              </table:table-cell>
              <table:table-cell office:value-type="float" office:value="195547">
                <text:p>195547</text:p>
              </table:table-cell>
              <table:table-cell office:value-type="float" office:value="201328">
                <text:p>201328</text:p>
              </table:table-cell>
              <table:table-cell office:value-type="float" office:value="205141">
                <text:p>205141</text:p>
              </table:table-cell>
              <table:table-cell office:value-type="float" office:value="210906">
                <text:p>210906</text:p>
              </table:table-cell>
              <table:table-cell office:value-type="float" office:value="216672">
                <text:p>216672</text:p>
              </table:table-cell>
              <table:table-cell office:value-type="float" office:value="220500">
                <text:p>220500</text:p>
              </table:table-cell>
              <table:table-cell office:value-type="float" office:value="226234">
                <text:p>226234</text:p>
              </table:table-cell>
              <table:table-cell office:value-type="float" office:value="230078">
                <text:p>230078</text:p>
              </table:table-cell>
              <table:table-cell office:value-type="float" office:value="235844">
                <text:p>235844</text:p>
              </table:table-cell>
              <table:table-cell office:value-type="float" office:value="241516">
                <text:p>241516</text:p>
              </table:table-cell>
              <table:table-cell office:value-type="float" office:value="245281">
                <text:p>245281</text:p>
              </table:table-cell>
              <table:table-cell office:value-type="float" office:value="251062">
                <text:p>251062</text:p>
              </table:table-cell>
              <table:table-cell office:value-type="float" office:value="256812">
                <text:p>256812</text:p>
              </table:table-cell>
              <table:table-cell office:value-type="float" office:value="260672">
                <text:p>260672</text:p>
              </table:table-cell>
              <table:table-cell office:value-type="float" office:value="266344">
                <text:p>266344</text:p>
              </table:table-cell>
              <table:table-cell office:value-type="float" office:value="270156">
                <text:p>270156</text:p>
              </table:table-cell>
              <table:table-cell office:value-type="float" office:value="275844">
                <text:p>275844</text:p>
              </table:table-cell>
              <table:table-cell office:value-type="float" office:value="281547">
                <text:p>281547</text:p>
              </table:table-cell>
              <table:table-cell office:value-type="float" office:value="285344">
                <text:p>285344</text:p>
              </table:table-cell>
              <table:table-cell office:value-type="float" office:value="291031">
                <text:p>291031</text:p>
              </table:table-cell>
              <table:table-cell office:value-type="float" office:value="296750">
                <text:p>29675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7814.902113347">
                <text:p>187814.902113347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6081.883208259">
                <text:p>186081.883208259</text:p>
              </table:table-cell>
              <table:table-cell office:value-type="float" office:value="182246.514789908">
                <text:p>182246.51478990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